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7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color="#ff9900" draw:fill-gradient-name="Gradient_20_4" draw:textarea-horizontal-align="justify" draw:textarea-vertical-align="middle" draw:auto-grow-height="false" fo:min-height="2.053cm" fo:min-width="3.818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1.046cm" fo:min-width="1.279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332cm" fo:min-width="1.279cm"/>
    </style:style>
    <style:style style:name="gr6" style:family="graphic" style:parent-style-name="standard">
      <style:graphic-properties draw:fill="gradient" draw:fill-gradient-name="Gradient_20_4" draw:textarea-horizontal-align="justify" draw:textarea-vertical-align="middle" draw:auto-grow-height="false" fo:min-height="2.053cm" fo:min-width="3.818cm"/>
    </style:style>
    <style:style style:name="gr7" style:family="graphic" style:parent-style-name="standard">
      <style:graphic-properties draw:fill="gradient" draw:fill-gradient-name="Gradient_20_9" draw:textarea-horizontal-align="justify" draw:textarea-vertical-align="middle" draw:auto-grow-height="false" fo:min-height="2.053cm" fo:min-width="3.818cm"/>
    </style:style>
    <style:style style:name="gr8" style:family="graphic" style:parent-style-name="standard">
      <style:graphic-properties draw:fill="gradient" draw:fill-gradient-name="Gradient_20_12" draw:textarea-horizontal-align="justify" draw:textarea-vertical-align="middle" draw:auto-grow-height="false" fo:min-height="2.053cm" fo:min-width="3.818cm"/>
    </style:style>
    <style:style style:name="gr9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053cm" fo:min-width="3.81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935cm" fo:min-width="3.734cm" fo:wrap-option="no-wrap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936cm" fo:min-width="3.734cm" fo:wrap-option="no-wrap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173cm" fo:min-width="3.97cm" fo:wrap-option="no-wrap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174cm" fo:min-width="3.97cm" fo:wrap-option="no-wrap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647cm" fo:min-width="6.086cm" fo:wrap-option="no-wrap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935cm" fo:min-width="2.558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3cm"/>
    </style:style>
    <style:style style:name="gr18" style:family="graphic" style:parent-style-name="standard">
      <style:graphic-properties draw:fill="gradient" draw:fill-color="#ff9900" draw:fill-gradient-name="Gradient_20_4" draw:textarea-horizontal-align="justify" draw:textarea-vertical-align="middle" draw:auto-grow-height="false" fo:min-height="2.036cm" fo:min-width="3.818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1.036cm" fo:min-width="1.279cm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1.32cm" fo:min-width="1.27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926cm" fo:min-width="2.558cm" fo:wrap-option="no-wrap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1.966cm" fo:min-width="2.558cm" fo:wrap-option="no-wrap"/>
    </style:style>
    <style:style style:name="gr23" style:family="graphic" style:parent-style-name="standard">
      <style:graphic-properties draw:fill="gradient" draw:fill-gradient-name="Gradient_20_4" draw:textarea-horizontal-align="justify" draw:textarea-vertical-align="middle" draw:auto-grow-height="false" fo:min-height="2.036cm" fo:min-width="3.81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1.065cm" fo:min-width="2.558cm" fo:wrap-option="no-wrap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1.162cm" fo:min-width="3.5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25cm"/>
    </style:style>
    <style:style style:name="gr27" style:family="graphic" style:parent-style-name="standard">
      <style:graphic-properties draw:fill="gradient" draw:fill-gradient-name="Gradient_20_9" draw:textarea-horizontal-align="justify" draw:textarea-vertical-align="middle" draw:auto-grow-height="false" fo:min-height="2.036cm" fo:min-width="3.818cm"/>
    </style:style>
    <style:style style:name="gr28" style:family="graphic" style:parent-style-name="standard">
      <style:graphic-properties draw:fill="gradient" draw:fill-gradient-name="Gradient_20_12" draw:textarea-horizontal-align="justify" draw:textarea-vertical-align="middle" draw:auto-grow-height="false" fo:min-height="2.036cm" fo:min-width="3.818cm"/>
    </style:style>
    <style:style style:name="gr29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036cm" fo:min-width="3.818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926cm" fo:min-width="3.734cm" fo:wrap-option="no-wrap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162cm" fo:min-width="3.97cm" fo:wrap-option="no-wrap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828cm" fo:min-width="6.086cm" fo:wrap-option="no-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38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1.162cm" fo:min-width="4.91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0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1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gradient" draw:fill-color="#ff9900" draw:fill-gradient-name="Gradient_20_4"/>
      <style:paragraph-properties fo:text-align="center"/>
      <style:text-properties fo:font-size="18pt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="gradient" draw:fill-gradient-name="Gradient_20_4"/>
      <style:paragraph-properties fo:text-align="center"/>
      <style:text-properties fo:font-size="18pt"/>
    </style:style>
    <style:style style:name="P9" style:family="paragraph">
      <loext:graphic-properties draw:fill="gradient" draw:fill-gradient-name="Gradient_20_9"/>
      <style:paragraph-properties fo:text-align="center"/>
      <style:text-properties fo:font-size="18pt"/>
    </style:style>
    <style:style style:name="P10" style:family="paragraph">
      <loext:graphic-properties draw:fill="gradient" draw:fill-gradient-name="Gradient_20_12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eeeeee"/>
      <style:paragraph-properties fo:text-align="center"/>
      <style:text-properties fo:font-size="12pt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gradient" draw:fill-color="#ff9900" draw:fill-gradient-name="Gradient_20_4"/>
      <style:paragraph-properties fo:text-align="center"/>
    </style:style>
    <style:style style:name="P20" style:family="paragraph">
      <loext:graphic-properties draw:fill="gradient" draw:fill-gradient-name="Gradient_20_4"/>
      <style:paragraph-properties fo:text-align="center"/>
    </style:style>
    <style:style style:name="P21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9.05cm" svg:height="20.441cm" svg:x="1.778cm" svg:y="1.876cm">
          <draw:text-box>
            <text:p text:style-name="P1"><text:span text:style-name="T1">ML </text:span><text:span text:style-name="T1">experi</text:span><text:span text:style-name="T1">ment: </text:span><text:span text:style-name="T1">Densit</text:span><text:span text:style-name="T1">y-</text:span><text:span text:style-name="T1">based </text:span><text:span text:style-name="T1">novelty </text:span><text:span text:style-name="T1">detecti</text:span><text:span text:style-name="T1">on </text:span><text:span text:style-name="T1">applied </text:span><text:span text:style-name="T1">for </text:span><text:span text:style-name="T1">DDoS </text:span><text:span text:style-name="T1">detecti</text:span><text:span text:style-name="T1">on</text:span></text:p>
            <text:p text:style-name="P1"/>
            <text:p text:style-name="P1"><text:span text:style-name="T2">Proble</text:span><text:span text:style-name="T2">m </text:span><text:span text:style-name="T2">stateme</text:span><text:span text:style-name="T2">nt:</text:span></text:p>
            <text:list text:style-name="L1">
              <text:list-item>
                <text:p text:style-name="P1"><text:span text:style-name="T3">My </text:span><text:span text:style-name="T3">previo</text:span><text:span text:style-name="T3">us </text:span><text:span text:style-name="T3">experi</text:span><text:span text:style-name="T3">ments </text:span><text:span text:style-name="T3">focus</text:span><text:span text:style-name="T3">ed on </text:span><text:span text:style-name="T3">outlier</text:span><text:span text:style-name="T3">s </text:span><text:span text:style-name="T3">detect</text:span><text:span text:style-name="T3">ion </text:span><text:span text:style-name="T3">but </text:span><text:span text:style-name="T3">many </text:span><text:span text:style-name="T3">outlier</text:span><text:span text:style-name="T3">s in </text:span><text:span text:style-name="T3">norm</text:span><text:span text:style-name="T3">al </text:span><text:span text:style-name="T3">POZ</text:span><text:span text:style-name="T3">MAN </text:span><text:span text:style-name="T3">traffic</text:span></text:p>
              </text:list-item>
            </text:list>
            <text:p text:style-name="P1"><text:span text:style-name="T3"/></text:p>
            <text:p text:style-name="P1"><text:span text:style-name="T2">Assum</text:span><text:span text:style-name="T2">ptions </text:span><text:span text:style-name="T2">of new </text:span><text:span text:style-name="T2">approa</text:span><text:span text:style-name="T2">ch:</text:span></text:p>
            <text:list text:style-name="L2">
              <text:list-item>
                <text:p text:style-name="P1"><text:span text:style-name="T3">Metho</text:span><text:span text:style-name="T3">d </text:span><text:span text:style-name="T3">desig</text:span><text:span text:style-name="T3">ned </text:span><text:span text:style-name="T3">for </text:span><text:span text:style-name="T3">online </text:span><text:span text:style-name="T3">mode</text:span></text:p>
              </text:list-item>
              <text:list-item>
                <text:p text:style-name="P1"><text:span text:style-name="T3">Reus</text:span><text:span text:style-name="T3">e </text:span><text:span text:style-name="T3">knowl</text:span><text:span text:style-name="T3">edge </text:span><text:span text:style-name="T3">about </text:span><text:span text:style-name="T3">cluste</text:span><text:span text:style-name="T3">rs </text:span><text:span text:style-name="T3">and </text:span><text:span text:style-name="T3">densit</text:span><text:span text:style-name="T3">y </text:span><text:span text:style-name="T3">distrib</text:span><text:span text:style-name="T3">ution </text:span><text:span text:style-name="T3">of <text:s/></text:span><text:span text:style-name="T3">traffic </text:span><text:span text:style-name="T3">from </text:span><text:span text:style-name="T3">the </text:span><text:span text:style-name="T3">past</text:span></text:p>
              </text:list-item>
              <text:list-item>
                <text:p text:style-name="P1"><text:span text:style-name="T3">Detec</text:span><text:span text:style-name="T3">t what </text:span><text:span text:style-name="T3">chang</text:span><text:span text:style-name="T3">ed </text:span><text:span text:style-name="T3">comp</text:span><text:span text:style-name="T3">aring </text:span><text:span text:style-name="T3">the </text:span><text:span text:style-name="T3">past</text:span></text:p>
              </text:list-item>
              <text:list-item>
                <text:p text:style-name="P1"><text:span text:style-name="T3">Uses </text:span><text:span text:style-name="T3">mix of </text:span><text:span text:style-name="T3">neural </text:span><text:span text:style-name="T3">netwo</text:span><text:span text:style-name="T3">rk </text:span><text:span text:style-name="T3">and </text:span><text:span text:style-name="T3">geom</text:span><text:span text:style-name="T3">etrical </text:span><text:span text:style-name="T3">machi</text:span><text:span text:style-name="T3">ne </text:span><text:span text:style-name="T3">learni</text:span><text:span text:style-name="T3">ng </text:span><text:span text:style-name="T3">utilitie</text:span><text:span text:style-name="T3">s</text:span></text:p>
              </text:list-item>
            </text:list>
            <text:p text:style-name="P1"/>
            <text:p text:style-name="P1"><text:a xlink:href="https://render.githubusercontent.com/view/ipynb?commit=caac4b443d39741716073f10ebcfd949d4e23a9d&amp;enc_url=68747470733a2f2f7261772e67697468756275736572636f6e74656e742e636f6d2f64616d6f6d65656e2f6d616368696e655f6c6561726e696e675f766172696f75732f636161633462343433643339373431373136303733663130656263666439343964346532336139642f44505f64656e736974795f62617365645f6e6f76656c6974795f646574656374696f6e2e6970796e62&amp;nwo=damomeen%2Fmachine_learning_various&amp;path=DP_density_based_novelity_detection.ipynb&amp;repository_id=101736425&amp;repository_type=Repository#Density-based-novelity-detection" xlink:type="simple"/>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6" draw:layer="layout" svg:width="4.318cm" svg:height="2.303cm" svg:x="4.21cm" svg:y="13.39cm">
          <text:p text:style-name="P5">AutoEncoder</text:p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78cm" svg:height="1.792cm" svg:x="1.67cm" svg:y="8.015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778cm" svg:height="1.792cm" svg:x="2.178cm" svg:y="8.52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778cm" svg:height="1.791cm" svg:x="2.687cm" svg:y="9.03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778cm" svg:height="1.791cm" svg:x="3.194cm" svg:y="9.5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" draw:layer="layout" svg:width="4.318cm" svg:height="2.303cm" svg:x="7.766cm" svg:y="8.783cm">
          <text:p text:style-name="P5">AutoEncoder</text:p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318cm" svg:height="2.303cm" svg:x="11.83cm" svg:y="13.39cm">
          <text:p text:style-name="P5">PCA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318cm" svg:height="2.303cm" svg:x="15.894cm" svg:y="8.527cm">
          <text:p text:style-name="P5">2dhist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318cm" svg:height="2.303cm" svg:x="19.196cm" svg:y="13.39cm">
          <text:p text:style-name="P5">density</text:p>
          <text:p text:style-name="P5">statistics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.956cm" svg:y1="11.342cm" svg:x2="5.48cm" svg:y2="13.389cm">
          <text:p/>
        </draw:line>
        <draw:line draw:style-name="gr10" draw:text-style-name="P12" draw:layer="layout" svg:x1="7.004cm" svg:y1="13.389cm" svg:x2="8.528cm" svg:y2="11.086cm">
          <text:p/>
        </draw:line>
        <draw:line draw:style-name="gr10" draw:text-style-name="P12" draw:layer="layout" svg:x1="11.068cm" svg:y1="11.086cm" svg:x2="12.592cm" svg:y2="13.389cm">
          <text:p/>
        </draw:line>
        <draw:line draw:style-name="gr10" draw:text-style-name="P12" draw:layer="layout" svg:x1="15.386cm" svg:y1="13.389cm" svg:x2="16.91cm" svg:y2="10.83cm">
          <text:p/>
        </draw:line>
        <draw:line draw:style-name="gr10" draw:text-style-name="P12" draw:layer="layout" svg:x1="19.196cm" svg:y1="10.83cm" svg:x2="20.466cm" svg:y2="13.389cm">
          <text:p/>
        </draw:line>
        <draw:custom-shape draw:style-name="gr11" draw:text-style-name="P14" draw:layer="layout" svg:width="4.572cm" svg:height="1.279cm" svg:x="4.972cm" svg:y="17.485cm">
          <text:p text:style-name="P13"><text:span text:style-name="T4">Learning </text:span><text:span text:style-name="T4">and filtering</text:span></text:p>
          <text:p text:style-name="P13"><text:span text:style-name="T4"><text:s/></text:span><text:span text:style-name="T4">frequent </text:span><text:span text:style-name="T4">flows</text:span></text:p>
          <draw:enhanced-geometry svg:viewBox="0 0 21600 21600" draw:text-areas="800 800 20800 20800" draw:type="round-rectangular-callout" draw:modifiers="2248.32713754647 -2895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4" draw:layer="layout" svg:width="4.572cm" svg:height="1.28cm" svg:x="10.052cm" svg:y="5.712cm">
          <text:p text:style-name="P13"><text:span text:style-name="T4">Learning </text:span><text:span text:style-name="T4">and filtering</text:span></text:p>
          <text:p text:style-name="P13"><text:span text:style-name="T4"><text:s/></text:span><text:span text:style-name="T4">rare flows</text:span></text:p>
          <draw:enhanced-geometry svg:viewBox="0 0 21600 21600" draw:text-areas="800 800 20800 20800" draw:type="round-rectangular-callout" draw:modifiers="-2134.96610540127 52558.3138173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4.826cm" svg:height="1.535cm" svg:x="12.084cm" svg:y="17.485cm">
          <text:p text:style-name="P13"><text:span text:style-name="T4">Transform from N-</text:span><text:span text:style-name="T4">dim</text:span></text:p>
          <text:p text:style-name="P13"><text:span text:style-name="T4"><text:s/></text:span><text:span text:style-name="T4">to 2D</text:span></text:p>
          <draw:enhanced-geometry svg:viewBox="0 0 21600 21600" draw:text-areas="800 800 20800 20800" draw:type="round-rectangular-callout" draw:modifiers="2125.5438160348 -24131.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4" draw:layer="layout" svg:width="4.826cm" svg:height="1.536cm" svg:x="17.164cm" svg:y="5.456cm">
          <text:p text:style-name="P13"><text:span text:style-name="T4">Estimate 2D flow </text:span><text:span text:style-name="T4">density</text:span></text:p>
          <draw:enhanced-geometry svg:viewBox="0 0 21600 21600" draw:text-areas="800 800 20800 20800" draw:type="round-rectangular-callout" draw:modifiers="577.252952144189 42820.559531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7.112cm" svg:height="2.047cm" svg:x="19.704cm" svg:y="17.485cm">
          <text:p text:style-name="P13"><text:span text:style-name="T4">Find normal density </text:span><text:span text:style-name="T4">distribution </text:span></text:p>
          <text:p text:style-name="P13"><text:span text:style-name="T4">and density </text:span><text:span text:style-name="T4">anomalies</text:span></text:p>
          <draw:enhanced-geometry svg:viewBox="0 0 21600 21600" draw:text-areas="800 800 20800 20800" draw:type="round-rectangular-callout" draw:modifiers="1445.46604808098 -18098.4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3.302cm" svg:height="1.279cm" svg:x="3.194cm" svg:y="5.968cm">
          <text:p text:style-name="P13"><text:span text:style-name="T4">Flows datasets</text:span></text:p>
          <draw:enhanced-geometry svg:viewBox="0 0 21600 21600" draw:text-areas="800 800 20800 20800" draw:type="round-rectangular-callout" draw:modifiers="2491.55313351499 42103.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6" draw:layer="layout" svg:width="17.376cm" svg:height="0.962cm" svg:x="3.96cm" svg:y="1.07cm">
          <draw:text-box>
            <text:p text:style-name="P15">Overiew of the <text:span text:style-name="T1">densit</text:span><text:span text:style-name="T1">y-</text:span><text:span text:style-name="T1">based </text:span><text:span text:style-name="T1">novelt</text:span><text:span text:style-name="T1">y </text:span><text:span text:style-name="T1">detecti</text:span><text:span text:style-name="T1">on </text:span><text:span text:style-name="T1">metho</text:span><text:span text:style-name="T1">d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8" draw:text-style-name="P19" draw:layer="layout" svg:width="4.318cm" svg:height="2.286cm" svg:x="5.08cm" svg:y="12.552cm">
          <text:p text:style-name="P18">AutoEncoder</text:p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778cm" svg:height="1.778cm" svg:x="2.54cm" svg:y="7.218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3.048cm" svg:y="7.7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3.557cm" svg:y="8.23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4.064cm" svg:y="8.74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2" draw:layer="layout" svg:x1="4.826cm" svg:y1="10.52cm" svg:x2="6.35cm" svg:y2="12.552cm">
          <text:p/>
        </draw:line>
        <draw:custom-shape draw:style-name="gr21" draw:text-style-name="P14" draw:layer="layout" svg:width="3.302cm" svg:height="1.27cm" svg:x="3.556cm" svg:y="16.764cm">
          <text:p text:style-name="P18"><text:span text:style-name="T4">Learning</text:span></text:p>
          <text:p text:style-name="P18"><text:span text:style-name="T4"><text:s/></text:span><text:span text:style-name="T4">frequent flows</text:span></text:p>
          <draw:enhanced-geometry svg:viewBox="0 0 21600 21600" draw:text-areas="800 800 20800 20800" draw:type="round-rectangular-callout" draw:modifiers="22103.5422343324 -29502.4390243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02cm" svg:height="2.392cm" svg:x="4.064cm" svg:y="4.064cm">
          <text:p text:style-name="P18"><text:span text:style-name="T4"><text:s/></text:span><text:span text:style-name="T4">POZMAN traffic</text:span></text:p>
          <text:p text:style-name="P18"><text:span text:style-name="T4"><text:s/></text:span><text:span text:style-name="T4">datasets</text:span></text:p>
          <draw:enhanced-geometry svg:viewBox="0 0 21600 21600" draw:text-areas="800 800 20800 20800" draw:type="round-rectangular-callout" draw:modifiers="2491.55313351499 31727.5386544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6" draw:layer="layout" svg:width="15.772cm" svg:height="0.962cm" svg:x="4.572cm" svg:y="1.016cm">
          <draw:text-box>
            <text:p text:style-name="P15">Offline Learning <text:s/>- Step 1 (Training AutoEncoder 1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8" draw:text-style-name="P19" draw:layer="layout" svg:width="4.318cm" svg:height="2.286cm" svg:x="8.382cm" svg:y="12.768cm">
          <text:p text:style-name="P18">AutoEncoder</text:p>
          <text:p text:style-name="P18">1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778cm" svg:height="1.778cm" svg:x="5.842cm" svg:y="7.434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6.35cm" svg:y="7.94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6.859cm" svg:y="8.4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7.366cm" svg:y="8.95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20" draw:layer="layout" svg:width="4.318cm" svg:height="2.286cm" svg:x="11.938cm" svg:y="8.196cm">
          <text:p text:style-name="P18">AutoEncoder</text:p>
          <text:p text:style-name="P18">2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8.128cm" svg:y1="10.736cm" svg:x2="9.652cm" svg:y2="12.768cm">
          <text:p/>
        </draw:line>
        <draw:line draw:style-name="gr10" draw:text-style-name="P12" draw:layer="layout" svg:x1="11.176cm" svg:y1="12.768cm" svg:x2="12.7cm" svg:y2="10.482cm">
          <text:p/>
        </draw:line>
        <draw:custom-shape draw:style-name="gr21" draw:text-style-name="P14" draw:layer="layout" svg:width="3.302cm" svg:height="1.27cm" svg:x="14.224cm" svg:y="5.148cm">
          <text:p text:style-name="P18"><text:span text:style-name="T4">Learning</text:span></text:p>
          <text:p text:style-name="P18"><text:span text:style-name="T4"><text:s/></text:span><text:span text:style-name="T4">rare flows</text:span></text:p>
          <draw:enhanced-geometry svg:viewBox="0 0 21600 21600" draw:text-areas="800 800 20800 20800" draw:type="round-rectangular-callout" draw:modifiers="-2962.39782016349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4" draw:layer="layout" svg:width="3.302cm" svg:height="1.419cm" svg:x="6.096cm" svg:y="16.577cm">
          <text:p text:style-name="P18"><text:span text:style-name="T4">Filtering</text:span></text:p>
          <text:p text:style-name="P18"><text:span text:style-name="T4"><text:s/></text:span><text:span text:style-name="T4">frequent flows</text:span></text:p>
          <draw:enhanced-geometry svg:viewBox="0 0 21600 21600" draw:text-areas="800 800 20800 20800" draw:type="round-rectangular-callout" draw:modifiers="22103.5422343324 -24125.070422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4" draw:layer="layout" svg:width="4.318cm" svg:height="1.524cm" svg:x="6.604cm" svg:y="5.296cm">
          <text:p text:style-name="P18"><text:span text:style-name="T4"><text:s/></text:span><text:span text:style-name="T4">More POZMAN traffic</text:span></text:p>
          <text:p text:style-name="P18"><text:span text:style-name="T4"><text:s/></text:span><text:span text:style-name="T4">datasets</text:span></text:p>
          <draw:enhanced-geometry svg:viewBox="0 0 21600 21600" draw:text-areas="800 800 20800 20800" draw:type="round-rectangular-callout" draw:modifiers="6986.61727251679 37491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21" draw:layer="layout" svg:width="4.025cm" svg:height="1.199cm" svg:x="11.952cm" svg:y="11.429cm">
          <draw:text-box>
            <text:p><text:span text:style-name="T4">Mostly </text:span><text:span text:style-name="T4">rare</text:span></text:p>
            <text:p><text:span text:style-name="T4"><text:s/></text:span><text:span text:style-name="T4">and </text:span><text:span text:style-name="T4">unusual </text:span><text:span text:style-name="T4">flows</text:span></text:p>
          </draw:text-box>
        </draw:frame>
        <draw:frame draw:style-name="gr17" draw:text-style-name="P16" draw:layer="layout" svg:width="15.772cm" svg:height="0.962cm" svg:x="4.573cm" svg:y="1.016cm">
          <draw:text-box>
            <text:p text:style-name="P15">Offline Learning <text:s/>- Step 2 (Training AutoEncoder 2)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8" draw:text-style-name="P6" draw:layer="layout" svg:width="4.318cm" svg:height="2.286cm" svg:x="3.81cm" svg:y="13.136cm">
          <text:p text:style-name="P18"><text:span text:style-name="T5">AutoEncoder</text:span></text:p>
          <text:p text:style-name="P18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778cm" svg:height="1.778cm" svg:x="1.27cm" svg:y="7.802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1.778cm" svg:y="8.3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2.287cm" svg:y="8.81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2.794cm" svg:y="9.3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8" draw:layer="layout" svg:width="4.318cm" svg:height="2.286cm" svg:x="7.366cm" svg:y="8.564cm">
          <text:p text:style-name="P18"><text:span text:style-name="T5">AutoEncoder</text:span></text:p>
          <text:p text:style-name="P18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18cm" svg:height="2.286cm" svg:x="11.43cm" svg:y="13.136cm">
          <text:p text:style-name="P18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2.286cm" svg:x="15.494cm" svg:y="8.31cm">
          <text:p text:style-name="P18"><text:span text:style-name="T5">2dhist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4.318cm" svg:height="2.286cm" svg:x="18.796cm" svg:y="13.136cm">
          <text:p text:style-name="P18"><text:span text:style-name="T5">density</text:span></text:p>
          <text:p text:style-name="P18"><text:span text:style-name="T5">statistics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.556cm" svg:y1="11.104cm" svg:x2="5.08cm" svg:y2="13.136cm">
          <text:p/>
        </draw:line>
        <draw:line draw:style-name="gr10" draw:text-style-name="P12" draw:layer="layout" svg:x1="6.604cm" svg:y1="13.136cm" svg:x2="8.128cm" svg:y2="10.85cm">
          <text:p/>
        </draw:line>
        <draw:line draw:style-name="gr10" draw:text-style-name="P12" draw:layer="layout" svg:x1="10.668cm" svg:y1="10.85cm" svg:x2="12.192cm" svg:y2="13.136cm">
          <text:p/>
        </draw:line>
        <draw:line draw:style-name="gr10" draw:text-style-name="P12" draw:layer="layout" svg:x1="14.986cm" svg:y1="13.136cm" svg:x2="16.51cm" svg:y2="10.596cm">
          <text:p/>
        </draw:line>
        <draw:line draw:style-name="gr10" draw:text-style-name="P12" draw:layer="layout" svg:x1="18.796cm" svg:y1="10.596cm" svg:x2="20.066cm" svg:y2="13.136cm">
          <text:p/>
        </draw:line>
        <draw:custom-shape draw:style-name="gr30" draw:text-style-name="P14" draw:layer="layout" svg:width="4.572cm" svg:height="1.27cm" svg:x="9.652cm" svg:y="5.516cm">
          <text:p text:style-name="P18"><text:span text:style-name="T4">Filtering</text:span></text:p>
          <text:p text:style-name="P18"><text:span text:style-name="T4"><text:s/></text:span><text:span text:style-name="T4">rare flows</text:span></text:p>
          <draw:enhanced-geometry svg:viewBox="0 0 21600 21600" draw:text-areas="800 800 20800 20800" draw:type="round-rectangular-callout" draw:modifiers="-2139.68948174065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4.826cm" svg:height="1.524cm" svg:x="11.684cm" svg:y="17.2cm">
          <text:p text:style-name="P18"><text:span text:style-name="T4">Transform from N-dim</text:span></text:p>
          <text:p text:style-name="P18"><text:span text:style-name="T4"><text:s/></text:span><text:span text:style-name="T4">to 2D</text:span></text:p>
          <draw:enhanced-geometry svg:viewBox="0 0 21600 21600" draw:text-areas="800 800 20800 20800" draw:type="round-rectangular-callout" draw:modifiers="2130.01864512119 -24546.0983606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4.826cm" svg:height="1.524cm" svg:x="16.764cm" svg:y="5.262cm">
          <text:p text:style-name="P18"><text:span text:style-name="T4">Estimate 2D flow density</text:span></text:p>
          <draw:enhanced-geometry svg:viewBox="0 0 21600 21600" draw:text-areas="800 800 20800 20800" draw:type="round-rectangular-callout" draw:modifiers="577.252952144189 41670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7.112cm" svg:height="1.164cm" svg:x="19.304cm" svg:y="17.2cm">
          <text:p text:style-name="P18"><text:span text:style-name="T4">Find normal density distribution </text:span></text:p>
          <draw:enhanced-geometry svg:viewBox="0 0 21600 21600" draw:text-areas="800 800 20800 20800" draw:type="round-rectangular-callout" draw:modifiers="1445.46604808098 -32131.1587982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6" draw:layer="layout" svg:width="21.14cm" svg:height="0.962cm" svg:x="3.048cm" svg:y="1.27cm">
          <draw:text-box>
            <text:p text:style-name="P15">Offline Learning <text:s/>- Step 3 (Learning normal flow density distribution)</text:p>
          </draw:text-box>
        </draw:frame>
        <draw:custom-shape draw:style-name="gr34" draw:text-style-name="P14" draw:layer="layout" svg:width="5.842cm" svg:height="1.524cm" svg:x="1.27cm" svg:y="5.664cm">
          <text:p text:style-name="P18"><text:span text:style-name="T4"><text:s/></text:span><text:span text:style-name="T4">Even More POZMAN traffic</text:span></text:p>
          <text:p text:style-name="P18"><text:span text:style-name="T4"><text:s/></text:span><text:span text:style-name="T4">datasets</text:span></text:p>
          <draw:enhanced-geometry svg:viewBox="0 0 21600 21600" draw:text-areas="800 800 20800 20800" draw:type="round-rectangular-callout" draw:modifiers="8920.21221975013 37491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4" draw:layer="layout" svg:width="3.302cm" svg:height="1.419cm" svg:x="1.563cm" svg:y="16.945cm">
          <text:p text:style-name="P18"><text:span text:style-name="T4">Filtering</text:span></text:p>
          <text:p text:style-name="P18"><text:span text:style-name="T4"><text:s/></text:span><text:span text:style-name="T4">frequent flows</text:span></text:p>
          <draw:enhanced-geometry svg:viewBox="0 0 21600 21600" draw:text-areas="800 800 20800 20800" draw:type="round-rectangular-callout" draw:modifiers="22103.5422343324 -24125.070422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1" draw:layer="layout" svg:width="3.546cm" svg:height="1.199cm" svg:x="7.592cm" svg:y="11.506cm">
          <draw:text-box>
            <text:p><text:span text:style-name="T4">Mostly </text:span><text:span text:style-name="T4">rare and </text:span></text:p>
            <text:p><text:span text:style-name="T4">unusual </text:span><text:span text:style-name="T4">flows</text:span></text:p>
          </draw:text-box>
        </draw:frame>
        <draw:frame draw:style-name="gr36" draw:text-style-name="P21" draw:layer="layout" svg:width="3.076cm" svg:height="1.199cm" svg:x="11.656cm" svg:y="11.323cm">
          <draw:text-box>
            <text:p><text:span text:style-name="T4">Mostly</text:span></text:p>
            <text:p><text:span text:style-name="T4">unusual </text:span><text:span text:style-name="T4">flows</text:span></text:p>
          </draw:text-box>
        </draw:frame>
        <draw:frame draw:style-name="gr37" draw:text-style-name="P21" draw:layer="layout" svg:width="3.076cm" svg:height="1.673cm" svg:x="16.002cm" svg:y="11.252cm">
          <draw:text-box>
            <text:p><text:span text:style-name="T4">Mostly </text:span></text:p>
            <text:p><text:span text:style-name="T4">unusual </text:span><text:span text:style-name="T4">flows</text:span></text:p>
            <text:p><text:span text:style-name="T4">In 2D</text:span></text:p>
          </draw:text-box>
        </draw:frame>
        <draw:frame draw:style-name="gr38" draw:text-style-name="P21" draw:layer="layout" svg:width="3.406cm" svg:height="0.725cm" svg:x="19.708cm" svg:y="11.252cm">
          <draw:text-box>
            <text:p><text:span text:style-name="T4">2D bins </text:span><text:span text:style-name="T4">den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8" draw:text-style-name="P6" draw:layer="layout" svg:width="4.318cm" svg:height="2.286cm" svg:x="3.81cm" svg:y="12.536cm">
          <text:p text:style-name="P18"><text:span text:style-name="T5">AutoEncoder</text:span></text:p>
          <text:p text:style-name="P18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778cm" svg:height="1.778cm" svg:x="1.27cm" svg:y="7.202cm">
          <text:p/>
          <draw:enhanced-geometry svg:viewBox="0 0 21600 21600" draw:glue-points="10800 0 0 10800 10800 21600 21600 10800" draw:text-areas="0 0 21600 ?f11" draw:type="paper" draw:modifiers="15225.632377740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1.778cm" svg:y="7.71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2.287cm" svg:y="8.21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7" draw:layer="layout" svg:width="1.778cm" svg:height="1.778cm" svg:x="2.794cm" svg:y="8.72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8" draw:layer="layout" svg:width="4.318cm" svg:height="2.286cm" svg:x="7.366cm" svg:y="7.964cm">
          <text:p text:style-name="P18"><text:span text:style-name="T5">AutoEncoder</text:span></text:p>
          <text:p text:style-name="P18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18cm" svg:height="2.286cm" svg:x="11.43cm" svg:y="12.536cm">
          <text:p text:style-name="P18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2.286cm" svg:x="15.494cm" svg:y="7.71cm">
          <text:p text:style-name="P18"><text:span text:style-name="T5">2dhist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4.318cm" svg:height="2.286cm" svg:x="18.796cm" svg:y="12.536cm">
          <text:p text:style-name="P18"><text:span text:style-name="T5">density</text:span></text:p>
          <text:p text:style-name="P18"><text:span text:style-name="T5">statistics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.556cm" svg:y1="10.504cm" svg:x2="5.08cm" svg:y2="12.536cm">
          <text:p/>
        </draw:line>
        <draw:line draw:style-name="gr10" draw:text-style-name="P12" draw:layer="layout" svg:x1="6.604cm" svg:y1="12.536cm" svg:x2="8.128cm" svg:y2="10.25cm">
          <text:p/>
        </draw:line>
        <draw:line draw:style-name="gr10" draw:text-style-name="P12" draw:layer="layout" svg:x1="10.668cm" svg:y1="10.25cm" svg:x2="12.192cm" svg:y2="12.536cm">
          <text:p/>
        </draw:line>
        <draw:line draw:style-name="gr10" draw:text-style-name="P12" draw:layer="layout" svg:x1="14.986cm" svg:y1="12.536cm" svg:x2="16.51cm" svg:y2="9.996cm">
          <text:p/>
        </draw:line>
        <draw:line draw:style-name="gr10" draw:text-style-name="P12" draw:layer="layout" svg:x1="18.796cm" svg:y1="9.996cm" svg:x2="20.066cm" svg:y2="12.536cm">
          <text:p/>
        </draw:line>
        <draw:custom-shape draw:style-name="gr30" draw:text-style-name="P14" draw:layer="layout" svg:width="4.572cm" svg:height="1.27cm" svg:x="9.652cm" svg:y="4.916cm">
          <text:p text:style-name="P18"><text:span text:style-name="T4">Filtering</text:span></text:p>
          <text:p text:style-name="P18"><text:span text:style-name="T4"><text:s/></text:span><text:span text:style-name="T4">rare flows</text:span></text:p>
          <draw:enhanced-geometry svg:viewBox="0 0 21600 21600" draw:text-areas="800 800 20800 20800" draw:type="round-rectangular-callout" draw:modifiers="-2139.68948174065 51204.4059795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4.826cm" svg:height="1.524cm" svg:x="11.684cm" svg:y="16.6cm">
          <text:p text:style-name="P18"><text:span text:style-name="T4">Transform from N-dim</text:span></text:p>
          <text:p text:style-name="P18"><text:span text:style-name="T4"><text:s/></text:span><text:span text:style-name="T4">to 2D</text:span></text:p>
          <draw:enhanced-geometry svg:viewBox="0 0 21600 21600" draw:text-areas="800 800 20800 20800" draw:type="round-rectangular-callout" draw:modifiers="2130.01864512119 -24546.0983606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4.826cm" svg:height="1.524cm" svg:x="16.764cm" svg:y="4.662cm">
          <text:p text:style-name="P18"><text:span text:style-name="T4">Estimate 2D flow density</text:span></text:p>
          <draw:enhanced-geometry svg:viewBox="0 0 21600 21600" draw:text-areas="800 800 20800 20800" draw:type="round-rectangular-callout" draw:modifiers="577.252952144189 41670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7.112cm" svg:height="1.164cm" svg:x="19.304cm" svg:y="16.6cm">
          <text:p text:style-name="P18"><text:span text:style-name="T4">Find density anomalies </text:span></text:p>
          <text:p text:style-name="P18"><text:span text:style-name="T4">and flows in area of anomalies </text:span></text:p>
          <draw:enhanced-geometry svg:viewBox="0 0 21600 21600" draw:text-areas="800 800 20800 20800" draw:type="round-rectangular-callout" draw:modifiers="1445.46604808098 -32131.1587982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6" draw:layer="layout" svg:width="14.455cm" svg:height="0.962cm" svg:x="4.574cm" svg:y="1.016cm">
          <draw:text-box>
            <text:p text:style-name="P15">Online - Scoring and searching anomaly flows</text:p>
          </draw:text-box>
        </draw:frame>
        <draw:custom-shape draw:style-name="gr34" draw:text-style-name="P14" draw:layer="layout" svg:width="5.842cm" svg:height="1.524cm" svg:x="1.27cm" svg:y="5.064cm">
          <text:p text:style-name="P18"><text:span text:style-name="T4"><text:s/></text:span><text:span text:style-name="T4">POZMAN traffic</text:span></text:p>
          <text:p text:style-name="P18"><text:span text:style-name="T4"><text:s/></text:span><text:span text:style-name="T4">Datasets + DdoS attacks</text:span></text:p>
          <draw:enhanced-geometry svg:viewBox="0 0 21600 21600" draw:text-areas="800 800 20800 20800" draw:type="round-rectangular-callout" draw:modifiers="8920.21221975013 37491.9344262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4" draw:layer="layout" svg:width="3.302cm" svg:height="1.419cm" svg:x="1.563cm" svg:y="16.345cm">
          <text:p text:style-name="P18"><text:span text:style-name="T4">Filtering</text:span></text:p>
          <text:p text:style-name="P18"><text:span text:style-name="T4"><text:s/></text:span><text:span text:style-name="T4">frequent flows</text:span></text:p>
          <draw:enhanced-geometry svg:viewBox="0 0 21600 21600" draw:text-areas="800 800 20800 20800" draw:type="round-rectangular-callout" draw:modifiers="22103.5422343324 -24125.070422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1" draw:layer="layout" svg:width="3.546cm" svg:height="1.199cm" svg:x="7.592cm" svg:y="10.906cm">
          <draw:text-box>
            <text:p><text:span text:style-name="T4">Mostly </text:span><text:span text:style-name="T4">rare and </text:span></text:p>
            <text:p><text:span text:style-name="T4">unusual </text:span><text:span text:style-name="T4">flows</text:span></text:p>
          </draw:text-box>
        </draw:frame>
        <draw:frame draw:style-name="gr36" draw:text-style-name="P21" draw:layer="layout" svg:width="3.076cm" svg:height="1.199cm" svg:x="11.656cm" svg:y="10.723cm">
          <draw:text-box>
            <text:p><text:span text:style-name="T4">Mostly</text:span></text:p>
            <text:p><text:span text:style-name="T4">unusual </text:span><text:span text:style-name="T4">flows</text:span></text:p>
          </draw:text-box>
        </draw:frame>
        <draw:frame draw:style-name="gr37" draw:text-style-name="P21" draw:layer="layout" svg:width="3.076cm" svg:height="1.673cm" svg:x="16.002cm" svg:y="10.652cm">
          <draw:text-box>
            <text:p><text:span text:style-name="T4">Mostly </text:span></text:p>
            <text:p><text:span text:style-name="T4">unusual </text:span><text:span text:style-name="T4">flows</text:span></text:p>
            <text:p><text:span text:style-name="T4">In 2D</text:span></text:p>
          </draw:text-box>
        </draw:frame>
        <draw:frame draw:style-name="gr38" draw:text-style-name="P21" draw:layer="layout" svg:width="3.406cm" svg:height="0.725cm" svg:x="19.708cm" svg:y="10.652cm">
          <draw:text-box>
            <text:p><text:span text:style-name="T4">2D bins </text:span><text:span text:style-name="T4">den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2" draw:display-name="Gradient 12" draw:style="linear" draw:start-color="#729fcf" draw:end-color="#3399ff" draw:start-intensity="100%" draw:end-intensity="100%" draw:angle="300" draw:border="0%"/>
    <draw:gradient draw:name="Gradient_20_4" draw:display-name="Gradient 4" draw:style="linear" draw:start-color="#ffff66" draw:end-color="#ffcc00" draw:start-intensity="100%" draw:end-intensity="100%" draw:angle="300" draw:border="0%"/>
    <draw:gradient draw:name="Gradient_20_9" draw:display-name="Gradient 9" draw:style="linear" draw:start-color="#ccccff" draw:end-color="#cc99ff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8:36:54.777188584</meta:creation-date>
    <dc:date>2017-09-19T07:48:44.573845318</dc:date>
    <meta:editing-duration>PT3H50M7S</meta:editing-duration>
    <meta:editing-cycles>4</meta:editing-cycles>
    <meta:generator>LibreOffice/5.1.6.2$Linux_X86_64 LibreOffice_project/10m0$Build-2</meta:generator>
    <meta:document-statistic meta:object-count="127"/>
  </office:meta>
</office:document-meta>
</file>